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9e51e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f663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f663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f663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23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f6634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f6634" style:font-size-asian="10pt" style:font-weight-asian="bold" style:font-size-complex="10pt" style:font-weight-complex="bold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/>
    </style:style>
    <style:style style:name="T4" style:family="text">
      <style:text-properties fo:color="#000000" officeooo:rsid="003aad53"/>
    </style:style>
    <style:style style:name="T5" style:family="text">
      <style:text-properties fo:color="#000000" officeooo:rsid="001d80de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1d80de" style:font-weight-asian="bold" style:font-weight-complex="bold"/>
    </style:style>
    <style:style style:name="T8" style:family="text">
      <style:text-properties fo:color="#000000" fo:font-weight="bold" officeooo:rsid="00b9df0f" style:font-weight-asian="bold" style:font-weight-complex="bold"/>
    </style:style>
    <style:style style:name="T9" style:family="text">
      <style:text-properties fo:color="#000000" officeooo:rsid="00547a7a"/>
    </style:style>
    <style:style style:name="T10" style:family="text">
      <style:text-properties fo:color="#000000" fo:font-size="10pt" fo:font-weight="normal" officeooo:rsid="0029b52d" style:font-size-asian="10pt" style:font-weight-asian="normal" style:font-size-complex="10pt" style:font-weight-complex="normal"/>
    </style:style>
    <style:style style:name="T11" style:family="text">
      <style:text-properties fo:color="#000000" fo:font-weight="normal" officeooo:rsid="00b2781d" style:font-weight-asian="normal" style:font-weight-complex="normal"/>
    </style:style>
    <style:style style:name="T12" style:family="text">
      <style:text-properties fo:font-weight="bold" officeooo:rsid="001d80de" style:font-weight-asian="bold" style:font-weight-complex="bold"/>
    </style:style>
    <style:style style:name="T13" style:family="text">
      <style:text-properties fo:font-weight="normal" officeooo:rsid="00b2781d" style:font-weight-asian="normal" style:font-weight-complex="normal"/>
    </style:style>
    <style:style style:name="T14" style:family="text">
      <style:text-properties fo:font-weight="normal" officeooo:rsid="00b9df0f" style:font-weight-asian="normal" style:font-weight-complex="normal"/>
    </style:style>
    <style:style style:name="T15" style:family="text">
      <style:text-properties fo:font-weight="normal" officeooo:rsid="00b49697" style:font-weight-asian="normal" style:font-weight-complex="normal"/>
    </style:style>
    <style:style style:name="T16" style:family="text">
      <style:text-properties fo:font-weight="normal" officeooo:rsid="00b67d2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12">:</text:span><text:span text:style-name="T12"><text:placeholder text:placeholder-type="text">&lt;patient.name.lastname&gt;</text:placeholder></text:span><text:span text:style-name="T12">, </text:span><text:span text:style-name="T12"><text:placeholder text:placeholder-type="text">&lt;patient.name.name&gt;</text:placeholder></text:span><text:span text:style-name="T12"> </text:span></text:p>
          </table:table-cell>
          <table:table-cell table:style-name="Tabla1.A2" office:value-type="string">
            <text:p text:style-name="P4"><text:span text:style-name="T9">PU</text:span><text:span text:style-name="T5">ID</text:span><text:span text:style-name="T1"> </text:span><text:span text:style-name="T5">:</text:span><text:span text:style-name="T7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gender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gender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4">Print </text:span><text:span text:style-name="T5">Date :</text:span><text:span text:style-name="T10"><text:placeholder text:placeholder-type="text">&lt;format_date(datetime.date.today(), user.language)&gt;</text:placeholder></text:span><text:span text:style-name="T10"> <text:s/></text:span><text:span text:style-name="T10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5">Age :</text:span></text:p>
            <text:p text:style-name="P19"><text:placeholder text:placeholder-type="text">&lt;if test="patient.age.days &gt; 365"&gt;</text:placeholder></text:p>
            <text:p text:style-name="P23"><text:span text:style-name="T6"><text:placeholder text:placeholder-type="text">&lt;patient.age.days / 365&gt;</text:placeholder></text:span><text:span text:style-name="T6"> </text:span><text:span text:style-name="T8">y</text:span><text:span text:style-name="T11">ears </text:span></text:p>
            <text:p text:style-name="P21"><text:placeholder text:placeholder-type="text">&lt;/if&gt;</text:placeholder></text:p>
            <text:p text:style-name="P19"><text:placeholder text:placeholder-type="text">&lt;if test="patient.age.days &lt; 365 and patient.age.days &gt; 60"&gt;</text:placeholder></text:p>
            <text:p text:style-name="P21"><text:span text:style-name="T13"><text:placeholder text:placeholder-type="text">&lt;patient.age.days / 30&gt;</text:placeholder></text:span><text:span text:style-name="T13"> </text:span><text:span text:style-name="T14">m</text:span><text:span text:style-name="T15">onths </text:span></text:p>
            <text:p text:style-name="P20"><text:placeholder text:placeholder-type="text">&lt;/if&gt;</text:placeholder></text:p>
            <text:p text:style-name="P19"><text:placeholder text:placeholder-type="text">&lt;if test="patient.age.days &lt; 60"&gt;</text:placeholder></text:p>
            <text:p text:style-name="P21"><text:span text:style-name="T13"><text:placeholder text:placeholder-type="text">&lt;patient.age.days&gt;</text:placeholder></text:span><text:span text:style-name="T13"> </text:span><text:span text:style-name="T14">d</text:span><text:span text:style-name="T16">ays </text:span></text:p>
            <text:p text:style-name="P24"><text:span text:style-name="T5"><text:placeholder text:placeholder-type="text">&lt;/if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rec_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_date(vaccination.date, user.languag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_date(vaccination.next_dose_date, user.languag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3:37:55.864228640</dc:date>
    <meta:editing-duration>P2DT37M1S</meta:editing-duration>
    <meta:editing-cycles>66</meta:editing-cycles>
    <meta:generator>LibreOffice/5.0.3.2$Linux_X86_64 LibreOffice_project/00m0$Build-2</meta:generator>
    <meta:document-statistic meta:table-count="3" meta:image-count="0" meta:object-count="0" meta:page-count="1" meta:paragraph-count="38" meta:word-count="91" meta:character-count="928" meta:non-whitespace-character-count="870"/>
  </office:meta>
</office:document-meta>
</file>